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136b95" officeooo:paragraph-rsid="00136b95"/>
    </style:style>
    <style:style style:name="P2" style:family="paragraph" style:parent-style-name="Standard" style:list-style-name="L2">
      <style:text-properties style:use-window-font-color="true" officeooo:rsid="00136b95" officeooo:paragraph-rsid="00136b95"/>
    </style:style>
    <style:style style:name="P3" style:family="paragraph" style:parent-style-name="Standard" style:list-style-name="L1">
      <style:text-properties style:use-window-font-color="true" officeooo:rsid="00136b95" officeooo:paragraph-rsid="00136b95"/>
    </style:style>
    <style:style style:name="P4" style:family="paragraph" style:parent-style-name="Standard" style:list-style-name="L1">
      <style:text-properties style:use-window-font-color="true" officeooo:rsid="00136b95" officeooo:paragraph-rsid="00152231"/>
    </style:style>
    <style:style style:name="P5" style:family="paragraph" style:parent-style-name="Standard" style:list-style-name="L3">
      <style:text-properties style:use-window-font-color="true" officeooo:rsid="00136b95" officeooo:paragraph-rsid="00136b95"/>
    </style:style>
    <style:style style:name="P6" style:family="paragraph" style:parent-style-name="Standard" style:list-style-name="L1">
      <style:text-properties style:use-window-font-color="true" officeooo:paragraph-rsid="00136b95"/>
    </style:style>
    <style:style style:name="P7" style:family="paragraph" style:parent-style-name="Standard" style:list-style-name="L3">
      <style:text-properties style:use-window-font-color="true" officeooo:paragraph-rsid="00136b95"/>
    </style:style>
    <style:style style:name="P8" style:family="paragraph" style:parent-style-name="Standard" style:list-style-name="L3">
      <style:text-properties style:use-window-font-color="true" officeooo:rsid="00152231" officeooo:paragraph-rsid="00152231"/>
    </style:style>
    <style:style style:name="P9" style:family="paragraph" style:parent-style-name="Standard" style:list-style-name="L1">
      <style:text-properties style:use-window-font-color="true" officeooo:rsid="00152231" officeooo:paragraph-rsid="00152231"/>
    </style:style>
    <style:style style:name="P10" style:family="paragraph" style:parent-style-name="Standard" style:list-style-name="L2">
      <style:text-properties style:use-window-font-color="true" officeooo:rsid="00154c9c" officeooo:paragraph-rsid="00154c9c"/>
    </style:style>
    <style:style style:name="P11" style:family="paragraph" style:parent-style-name="Standard" style:list-style-name="L1">
      <style:text-properties style:use-window-font-color="true" officeooo:rsid="00154c9c" officeooo:paragraph-rsid="00154c9c"/>
    </style:style>
    <style:style style:name="P12" style:family="paragraph" style:parent-style-name="Standard" style:list-style-name="L1">
      <style:text-properties style:use-window-font-color="true" officeooo:rsid="00154c9c" officeooo:paragraph-rsid="0017118d"/>
    </style:style>
    <style:style style:name="T1" style:family="text">
      <style:text-properties officeooo:rsid="00136b95"/>
    </style:style>
    <style:style style:name="T2" style:family="text">
      <style:text-properties style:use-window-font-color="true" officeooo:rsid="00136b95"/>
    </style:style>
    <style:style style:name="T3" style:family="text">
      <style:text-properties officeooo:rsid="00152231"/>
    </style:style>
    <style:style style:name="T4" style:family="text">
      <style:text-properties officeooo:rsid="00154c9c"/>
    </style:style>
    <style:style style:name="T5" style:family="text">
      <style:text-properties officeooo:rsid="00180d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ущности и их свойства:</text:h>
      <text:list xml:id="list3439736649763572793" text:style-name="L2">
        <text:list-item>
          <text:p text:style-name="P2"><text:span text:style-name="T5">Тариф контракта</text:span></text:p>
          <text:list>
            <text:list-item>
              <text:p text:style-name="P2">Номер <text:span text:style-name="T4">контракта</text:span></text:p>
            </text:list-item>
            <text:list-item>
              <text:p text:style-name="P10">Название тарифа</text:p>
            </text:list-item>
          </text:list>
        </text:list-item>
        <text:list-item>
          <text:p text:style-name="P10">Опции контракта</text:p>
          <text:list>
            <text:list-item>
              <text:p text:style-name="P10">Номер <text:span text:style-name="T5">контракта</text:span></text:p>
            </text:list-item>
            <text:list-item>
              <text:p text:style-name="P10">Название опции</text:p>
            </text:list-item>
          </text:list>
        </text:list-item>
      </text:list>
      <text:list xml:id="list4200240301267398899" text:style-name="L1">
        <text:list-item>
          <text:p text:style-name="P6"><text:span text:style-name="T1">Тариф</text:span></text:p>
          <text:list>
            <text:list-item>
              <text:p text:style-name="P3">Название <text:span text:style-name="T4">тарифа</text:span></text:p>
            </text:list-item>
            <text:list-item>
              <text:p text:style-name="P3">Цена</text:p>
            </text:list-item>
          </text:list>
        </text:list-item>
        <text:list-item>
          <text:p text:style-name="P11">Опции для тарифа</text:p>
          <text:list>
            <text:list-item>
              <text:p text:style-name="P12">Название опции</text:p>
            </text:list-item>
            <text:list-item>
              <text:p text:style-name="P12">Название тарифа</text:p>
            </text:list-item>
          </text:list>
        </text:list-item>
        <text:list-item>
          <text:p text:style-name="P3">Опция</text:p>
          <text:list>
            <text:list-item>
              <text:p text:style-name="P3">Название <text:span text:style-name="T4">опции</text:span></text:p>
            </text:list-item>
            <text:list-item>
              <text:p text:style-name="P3">Цена</text:p>
            </text:list-item>
            <text:list-item>
              <text:p text:style-name="P4">Стоимость подключения</text:p>
            </text:list-item>
          </text:list>
        </text:list-item>
        <text:list-item>
          <text:p text:style-name="P9">Несовместимость опций</text:p>
          <text:list>
            <text:list-item>
              <text:p text:style-name="P9"><text:span text:style-name="T4">Название о</text:span>пци<text:span text:style-name="T4">и</text:span></text:p>
            </text:list-item>
            <text:list-item>
              <text:p text:style-name="P11">Название несовместимой опции</text:p>
            </text:list-item>
          </text:list>
        </text:list-item>
        <text:list-item>
          <text:p text:style-name="P3">Клиент</text:p>
          <text:list>
            <text:list-item>
              <text:p text:style-name="P3">Имя</text:p>
            </text:list-item>
            <text:list-item>
              <text:p text:style-name="P3">Фамилия</text:p>
            </text:list-item>
            <text:list-item>
              <text:p text:style-name="P3">Дата рождения</text:p>
            </text:list-item>
            <text:list-item>
              <text:p text:style-name="P3">Паспортные данные</text:p>
            </text:list-item>
            <text:list-item>
              <text:p text:style-name="P3">Адрес</text:p>
            </text:list-item>
            <text:list-item>
              <text:p text:style-name="P3">Адрес электронной почты</text:p>
            </text:list-item>
            <text:list-item>
              <text:p text:style-name="P3">Пароль для личного кабинета</text:p>
            </text:list-item>
          </text:list>
        </text:list-item>
        <text:list-item>
          <text:p text:style-name="P3">Заключенные контракты</text:p>
          <text:list>
            <text:list-item>
              <text:p text:style-name="P3">Номер контракта</text:p>
            </text:list-item>
            <text:list-item>
              <text:p text:style-name="P3">Паспортные данные клиента</text:p>
            </text:list-item>
          </text:list>
        </text:list-item>
        <text:list-item>
          <text:p text:style-name="P9">Сотрудник компании</text:p>
          <text:list>
            <text:list-item>
              <text:p text:style-name="P9">Имя</text:p>
            </text:list-item>
            <text:list-item>
              <text:p text:style-name="P9">Фамилия</text:p>
            </text:list-item>
            <text:list-item>
              <text:p text:style-name="P9">Пароль</text:p>
            </text:list-item>
          </text:list>
        </text:list-item>
      </text:list>
      <text:p text:style-name="P1"/>
      <text:h text:style-name="Heading_20_1" text:outline-level="1">Акторы <text:span text:style-name="T3">и действия</text:span>:</text:h>
      <text:list xml:id="list3774988272171664782" text:style-name="L3">
        <text:list-item>
          <text:p text:style-name="P7"><text:span text:style-name="T1">Клиент</text:span></text:p>
          <text:list>
            <text:list-item>
              <text:p text:style-name="P8">Просмотр контракта</text:p>
            </text:list-item>
            <text:list-item>
              <text:p text:style-name="P8">Просмотр тарифов</text:p>
            </text:list-item>
            <text:list-item>
              <text:p text:style-name="P8">Смена тарифа</text:p>
            </text:list-item>
            <text:list-item>
              <text:p text:style-name="P8">Просмотр опций</text:p>
            </text:list-item>
            <text:list-item>
              <text:p text:style-name="P8"><text:soft-page-break/>Подключение опций</text:p>
            </text:list-item>
            <text:list-item>
              <text:p text:style-name="P8">Отключение опций</text:p>
            </text:list-item>
            <text:list-item>
              <text:p text:style-name="P8">Блокировка номера</text:p>
            </text:list-item>
            <text:list-item>
              <text:p text:style-name="P8">Разблокировка номера</text:p>
            </text:list-item>
          </text:list>
        </text:list-item>
        <text:list-item>
          <text:p text:style-name="P5">Сотрудник компании</text:p>
          <text:list>
            <text:list-item>
              <text:p text:style-name="P8">Создание нового контракта</text:p>
            </text:list-item>
            <text:list-item>
              <text:p text:style-name="P8">Подключение тарифа</text:p>
            </text:list-item>
            <text:list-item>
              <text:p text:style-name="P8">Смена тарифа</text:p>
            </text:list-item>
            <text:list-item>
              <text:p text:style-name="P8">Подключение опции</text:p>
            </text:list-item>
            <text:list-item>
              <text:p text:style-name="P8">Отключение опции</text:p>
            </text:list-item>
            <text:list-item>
              <text:p text:style-name="P8">Просмотр контракта</text:p>
            </text:list-item>
            <text:list-item>
              <text:p text:style-name="P8">Просмотр клиента</text:p>
            </text:list-item>
            <text:list-item>
              <text:p text:style-name="P8">Просмотр всех клиентов</text:p>
            </text:list-item>
            <text:list-item>
              <text:p text:style-name="P8">Просмотр всех контрактов</text:p>
            </text:list-item>
            <text:list-item>
              <text:p text:style-name="P8">Блокировка клиента</text:p>
            </text:list-item>
            <text:list-item>
              <text:p text:style-name="P8">Разблокировка клиента</text:p>
            </text:list-item>
            <text:list-item>
              <text:p text:style-name="P8">Создание тарифа</text:p>
            </text:list-item>
            <text:list-item>
              <text:p text:style-name="P8">Удаление тарифа</text:p>
            </text:list-item>
            <text:list-item>
              <text:p text:style-name="P8">Создание опции</text:p>
            </text:list-item>
            <text:list-item>
              <text:p text:style-name="P8">Удаление опции</text:p>
            </text:list-item>
            <text:list-item>
              <text:p text:style-name="P8">Установка несовместимости опций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shadow="none"/>
      <style:text-properties style:font-name="Liberation Serif1" fo:font-family="'Liberation Serif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0:14:16.207284336</meta:creation-date>
    <dc:date>2014-10-06T11:28:51.784022558</dc:date>
    <meta:editing-duration>PT42M53S</meta:editing-duration>
    <meta:editing-cycles>3</meta:editing-cycles>
    <meta:generator>LibreOffice/4.3.2.2$Linux_X86_64 LibreOffice_project/430m0$Build-2</meta:generator>
    <meta:document-statistic meta:table-count="0" meta:image-count="0" meta:object-count="0" meta:page-count="2" meta:paragraph-count="62" meta:word-count="185" meta:character-count="1012" meta:non-whitespace-character-count="949"/>
  </office:meta>
</office:document-meta>
</file>